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3in" svg:height="3.5335in" svg:x="9.9634in" svg:y="0.122in">
            <draw:object draw:notify-on-update-of-ranges="Sheet1.A1:Sheet1.A1 Sheet1.A2:Sheet1.A1001 Sheet1.B1:Sheet1.B1 Sheet1.B2:Sheet1.B1001 Sheet1.C1:Sheet1.C1 Sheet1.C2:Sheet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rmal Costs</text:p>
          </table:table-cell>
          <table:table-cell office:value-type="string" calcext:value-type="string">
            <text:p>CUDA Costs</text:p>
          </table:table-cell>
          <table:table-cell office:value-type="string" calcext:value-type="string">
            <text:p>CUDA Cost Diff</text:p>
          </table:table-cell>
          <table:table-cell office:value-type="string" calcext:value-type="string">
            <text:p>Normal Removal</text:p>
          </table:table-cell>
          <table:table-cell office:value-type="string" calcext:value-type="string">
            <text:p>CUDA Removal</text:p>
          </table:table-cell>
          <table:table-cell office:value-type="string" calcext:value-type="string">
            <text:p>Memmove Removal</text:p>
          </table:table-cell>
          <table:table-cell office:value-type="string" calcext:value-type="string">
            <text:p>CUDA Removal Diff</text:p>
          </table:table-cell>
          <table:table-cell office:value-type="string" calcext:value-type="string">
            <text:p>Memmove Removal Dif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[.A2]-[.B2]"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A3]-[.B3]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4]-[.B4]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8]-[.B8]"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A11]-[.B11]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[.A12]-[.B12]"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A14]-[.B14]"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A15]-[.B15]"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[.A16]-[.B16]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18]-[.B18]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19]-[.B19]"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A20]-[.B20]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22]-[.B22]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23]-[.B23]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24]-[.B24]"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25]-[.B25]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A26]-[.B26]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28]-[.B28]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A29]-[.B29]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30]-[.B30]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31]-[.B31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[.A32]-[.B32]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33]-[.B33]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34]-[.B34]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35]-[.B35]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36]-[.B36]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[.A39]-[.B39]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A40]-[.B40]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41]-[.B41]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42]-[.B42]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43]-[.B43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44]-[.B44]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A45]-[.B45]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46]-[.B46]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47]-[.B47]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49]-[.B49]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[.A52]-[.B52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53]-[.B53]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54]-[.B54]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55]-[.B55]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56]-[.B56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57]-[.B57]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58]-[.B58]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59]-[.B59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61]-[.B61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62]-[.B6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63]-[.B63]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64]-[.B64]"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66]-[.B66]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68]-[.B68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69]-[.B69]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70]-[.B70]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[.A72]-[.B72]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[.A73]-[.B73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74]-[.B74]"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75]-[.B75]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76]-[.B76]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A77]-[.B77]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78]-[.B78]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79]-[.B79]"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80]-[.B80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81]-[.B81]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82]-[.B82]"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83]-[.B83]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84]-[.B8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85]-[.B85]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86]-[.B86]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87]-[.B87]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88]-[.B88]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89]-[.B89]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90]-[.B90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A91]-[.B91]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92]-[.B92]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93]-[.B93]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94]-[.B94]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A95]-[.B95]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[.A96]-[.B96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97]-[.B97]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98]-[.B98]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99]-[.B99]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00]-[.B100]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01]-[.B101]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102]-[.B102]"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A103]-[.B103]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A104]-[.B104]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A105]-[.B105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06]-[.B106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07]-[.B107]"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08]-[.B10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109]-[.B109]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0]-[.B110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1]-[.B111]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2]-[.B112]"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3]-[.B113]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4]-[.B114]"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115]-[.B11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16]-[.B116]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17]-[.B117]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A118]-[.B118]"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A119]-[.B119]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20]-[.B120]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A121]-[.B121]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22]-[.B122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123]-[.B123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24]-[.B124]"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25]-[.B125]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A126]-[.B126]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A127]-[.B127]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28]-[.B128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A129]-[.B129]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30]-[.B130]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31]-[.B131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32]-[.B132]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A133]-[.B133]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34]-[.B134]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35]-[.B135]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36]-[.B136]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37]-[.B137]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38]-[.B138]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39]-[.B139]"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40]-[.B140]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41]-[.B141]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42]-[.B142]"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43]-[.B143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44]-[.B144]"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45]-[.B145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46]-[.B146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A147]-[.B147]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A148]-[.B148]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A149]-[.B149]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0]-[.B150]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1]-[.B151]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A152]-[.B152]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53]-[.B153]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4]-[.B154]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5]-[.B155]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6]-[.B156]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57]-[.B157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58]-[.B158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59]-[.B159]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60]-[.B160]"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61]-[.B161]"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62]-[.B162]"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63]-[.B163]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64]-[.B164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65]-[.B165]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66]-[.B16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67]-[.B167]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68]-[.B168]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69]-[.B169]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70]-[.B170]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71]-[.B171]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72]-[.B172]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73]-[.B173]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[.A174]-[.B174]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75]-[.B175]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76]-[.B176]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77]-[.B177]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78]-[.B17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79]-[.B179]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80]-[.B180]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[.A181]-[.B181]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182]-[.B182]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A183]-[.B183]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84]-[.B184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85]-[.B185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86]-[.B186]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87]-[.B187]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188]-[.B188]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89]-[.B189]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190]-[.B190]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91]-[.B191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192]-[.B19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93]-[.B193]"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94]-[.B194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195]-[.B195]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[.A196]-[.B196]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A197]-[.B197]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98]-[.B198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199]-[.B199]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0]-[.B200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01]-[.B201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2]-[.B202]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A203]-[.B203]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4]-[.B204]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5]-[.B205]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6]-[.B206]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07]-[.B207]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08]-[.B208]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209]-[.B209]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10]-[.B210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11]-[.B211]"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12]-[.B212]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213]-[.B213]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14]-[.B214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215]-[.B215]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16]-[.B216]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17]-[.B217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18]-[.B218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19]-[.B21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A220]-[.B220]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A221]-[.B221]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22]-[.B222]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23]-[.B223]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A224]-[.B224]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25]-[.B225]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26]-[.B226]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27]-[.B227]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28]-[.B228]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29]-[.B22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30]-[.B23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31]-[.B231]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A232]-[.B232]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33]-[.B233]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34]-[.B234]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35]-[.B235]"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36]-[.B236]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37]-[.B23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38]-[.B238]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39]-[.B239]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40]-[.B240]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41]-[.B241]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42]-[.B242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43]-[.B243]"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[.A244]-[.B244]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A245]-[.B245]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A246]-[.B246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47]-[.B247]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A248]-[.B24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49]-[.B249]"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A250]-[.B250]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51]-[.B251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52]-[.B252]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53]-[.B253]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54]-[.B254]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55]-[.B255]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256]-[.B256]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57]-[.B257]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58]-[.B258]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59]-[.B259]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60]-[.B260]"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61]-[.B261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62]-[.B26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A263]-[.B263]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64]-[.B264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65]-[.B265]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66]-[.B266]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67]-[.B267]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68]-[.B268]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69]-[.B269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0]-[.B270]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71]-[.B271]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2]-[.B272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A273]-[.B273]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74]-[.B274]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5]-[.B275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6]-[.B27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77]-[.B277]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8]-[.B278]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79]-[.B279]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80]-[.B280]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81]-[.B281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82]-[.B282]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83]-[.B283]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84]-[.B284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85]-[.B285]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86]-[.B28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87]-[.B287]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A288]-[.B288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89]-[.B289]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90]-[.B290]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91]-[.B291]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92]-[.B292]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93]-[.B29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294]-[.B294]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295]-[.B295]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296]-[.B296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297]-[.B297]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298]-[.B298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299]-[.B299]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300]-[.B300]"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01]-[.B301]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02]-[.B302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303]-[.B303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304]-[.B30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A305]-[.B305]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A306]-[.B306]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A307]-[.B307]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308]-[.B308]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09]-[.B309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10]-[.B310]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11]-[.B311]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12]-[.B312]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13]-[.B313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14]-[.B314]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15]-[.B315]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16]-[.B316]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17]-[.B317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18]-[.B318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319]-[.B319]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20]-[.B320]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21]-[.B321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22]-[.B322]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23]-[.B323]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24]-[.B324]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25]-[.B32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26]-[.B326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27]-[.B327]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28]-[.B328]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29]-[.B329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30]-[.B330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31]-[.B331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32]-[.B332]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33]-[.B333]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34]-[.B334]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A335]-[.B335]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36]-[.B336]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337]-[.B337]"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38]-[.B338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39]-[.B339]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0]-[.B340]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1]-[.B341]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2]-[.B342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343]-[.B343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44]-[.B344]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5]-[.B345]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6]-[.B346]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47]-[.B347]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48]-[.B348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49]-[.B349]"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50]-[.B350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51]-[.B351]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52]-[.B352]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53]-[.B353]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54]-[.B354]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55]-[.B355]"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56]-[.B35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57]-[.B357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358]-[.B358]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59]-[.B359]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A360]-[.B360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61]-[.B361]"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62]-[.B362]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63]-[.B363]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64]-[.B364]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65]-[.B36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66]-[.B366]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67]-[.B367]"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68]-[.B368]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69]-[.B369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0]-[.B370]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71]-[.B371]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72]-[.B372]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3]-[.B373]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4]-[.B374]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5]-[.B375]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6]-[.B376]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77]-[.B37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78]-[.B378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79]-[.B379]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380]-[.B380]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81]-[.B381]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82]-[.B382]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83]-[.B383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84]-[.B384]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85]-[.B385]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386]-[.B386]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87]-[.B38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88]-[.B388]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A389]-[.B389]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390]-[.B390]"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91]-[.B391]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92]-[.B392]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93]-[.B39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94]-[.B394]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395]-[.B395]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396]-[.B396]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397]-[.B397]"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398]-[.B398]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99]-[.B399]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0]-[.B400]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1]-[.B401]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02]-[.B402]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3]-[.B403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4]-[.B404]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405]-[.B4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6]-[.B406]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07]-[.B407]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08]-[.B408]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09]-[.B409]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10]-[.B410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11]-[.B411]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12]-[.B412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413]-[.B413]"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14]-[.B414]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15]-[.B415]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16]-[.B416]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17]-[.B417]"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18]-[.B41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419]-[.B419]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20]-[.B420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1]-[.B421]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22]-[.B422]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3]-[.B423]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4]-[.B424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25]-[.B425]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6]-[.B426]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7]-[.B427]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8]-[.B428]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29]-[.B429]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30]-[.B430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31]-[.B431]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32]-[.B43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33]-[.B433]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34]-[.B434]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435]-[.B435]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36]-[.B436]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37]-[.B437]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38]-[.B438]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39]-[.B439]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40]-[.B440]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41]-[.B441]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42]-[.B442]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43]-[.B443]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44]-[.B444]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45]-[.B445]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46]-[.B446]"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47]-[.B447]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48]-[.B448]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449]-[.B449]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50]-[.B450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51]-[.B451]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52]-[.B452]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A453]-[.B453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454]-[.B454]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55]-[.B455]"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56]-[.B456]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57]-[.B457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58]-[.B458]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59]-[.B459]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60]-[.B460]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61]-[.B461]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62]-[.B462]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63]-[.B463]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464]-[.B464]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A465]-[.B465]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66]-[.B466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67]-[.B467]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68]-[.B468]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69]-[.B469]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70]-[.B470]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471]-[.B471]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72]-[.B472]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73]-[.B473]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74]-[.B474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A475]-[.B475]"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76]-[.B476]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77]-[.B477]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478]-[.B478]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479]-[.B479]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A480]-[.B480]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481]-[.B481]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482]-[.B482]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483]-[.B483]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484]-[.B484]"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85]-[.B485]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486]-[.B48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487]-[.B487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488]-[.B488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489]-[.B489]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A490]-[.B490]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491]-[.B491]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92]-[.B492]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93]-[.B493]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494]-[.B494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95]-[.B495]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496]-[.B496]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497]-[.B497]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498]-[.B498]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99]-[.B499]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00]-[.B500]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01]-[.B501]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02]-[.B502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03]-[.B503]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504]-[.B504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A505]-[.B505]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06]-[.B506]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07]-[.B507]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08]-[.B508]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09]-[.B509]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10]-[.B510]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511]-[.B511]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12]-[.B512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13]-[.B513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14]-[.B514]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15]-[.B515]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16]-[.B516]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17]-[.B517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18]-[.B518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519]-[.B519]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A520]-[.B520]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21]-[.B521]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22]-[.B522]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23]-[.B523]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24]-[.B524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25]-[.B525]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26]-[.B526]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27]-[.B527]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28]-[.B528]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29]-[.B529]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30]-[.B530]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31]-[.B531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32]-[.B532]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33]-[.B533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34]-[.B534]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35]-[.B535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36]-[.B536]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37]-[.B537]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38]-[.B538]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39]-[.B539]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40]-[.B540]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41]-[.B541]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542]-[.B542]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43]-[.B543]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44]-[.B544]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45]-[.B545]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46]-[.B546]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47]-[.B547]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48]-[.B548]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A549]-[.B549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550]-[.B550]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51]-[.B551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52]-[.B552]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53]-[.B553]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A554]-[.B554]"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55]-[.B555]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56]-[.B556]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57]-[.B557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58]-[.B558]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59]-[.B559]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60]-[.B560]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61]-[.B561]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62]-[.B562]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63]-[.B563]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64]-[.B564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65]-[.B56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66]-[.B566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67]-[.B567]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68]-[.B568]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69]-[.B569]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70]-[.B570]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A571]-[.B571]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72]-[.B572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73]-[.B573]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74]-[.B574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75]-[.B575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76]-[.B576]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577]-[.B577]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578]-[.B578]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79]-[.B579]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80]-[.B580]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581]-[.B581]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A582]-[.B582]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83]-[.B583]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584]-[.B584]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585]-[.B58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86]-[.B58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587]-[.B587]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588]-[.B588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589]-[.B589]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590]-[.B590]"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91]-[.B591]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A592]-[.B592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593]-[.B593]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594]-[.B594]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95]-[.B595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596]-[.B596]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597]-[.B597]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598]-[.B598]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A599]-[.B599]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600]-[.B600]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601]-[.B601]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602]-[.B602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03]-[.B603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604]-[.B604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605]-[.B605]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606]-[.B606]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07]-[.B607]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08]-[.B608]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609]-[.B609]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610]-[.B610]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611]-[.B611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12]-[.B612]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13]-[.B613]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614]-[.B614]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15]-[.B615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16]-[.B616]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617]-[.B617]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618]-[.B618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619]-[.B619]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620]-[.B620]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21]-[.B621]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622]-[.B622]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23]-[.B623]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24]-[.B624]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25]-[.B625]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26]-[.B626]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627]-[.B627]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28]-[.B628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29]-[.B629]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A630]-[.B630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31]-[.B631]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32]-[.B632]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33]-[.B633]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34]-[.B634]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635]-[.B635]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36]-[.B636]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A637]-[.B637]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38]-[.B638]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39]-[.B639]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0]-[.B640]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41]-[.B641]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2]-[.B642]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43]-[.B643]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44]-[.B644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5]-[.B645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6]-[.B646]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47]-[.B647]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8]-[.B648]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49]-[.B649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50]-[.B650]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51]-[.B651]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652]-[.B652]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653]-[.B653]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54]-[.B654]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55]-[.B655]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56]-[.B656]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57]-[.B657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58]-[.B658]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59]-[.B659]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60]-[.B660]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61]-[.B661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62]-[.B662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63]-[.B663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64]-[.B66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65]-[.B665]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66]-[.B666]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667]-[.B667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68]-[.B668]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669]-[.B669]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0]-[.B670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71]-[.B671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2]-[.B672]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3]-[.B673]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74]-[.B674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5]-[.B675]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676]-[.B676]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77]-[.B677]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8]-[.B678]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79]-[.B67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80]-[.B680]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81]-[.B681]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682]-[.B682]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683]-[.B683]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84]-[.B684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685]-[.B68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686]-[.B686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87]-[.B687]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88]-[.B688]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89]-[.B689]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690]-[.B690]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691]-[.B691]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A692]-[.B692]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A693]-[.B693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694]-[.B694]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95]-[.B695]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696]-[.B696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697]-[.B697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698]-[.B698]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699]-[.B699]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00]-[.B700]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01]-[.B701]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02]-[.B702]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A703]-[.B703]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04]-[.B704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05]-[.B705]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06]-[.B706]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07]-[.B707]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08]-[.B708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09]-[.B709]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10]-[.B710]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11]-[.B711]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12]-[.B71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13]-[.B713]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14]-[.B714]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15]-[.B71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16]-[.B716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717]-[.B717]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18]-[.B718]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19]-[.B719]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20]-[.B720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721]-[.B721]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722]-[.B722]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A723]-[.B723]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724]-[.B724]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725]-[.B725]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726]-[.B726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27]-[.B727]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728]-[.B728]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729]-[.B729]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730]-[.B730]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31]-[.B731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A732]-[.B732]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33]-[.B733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34]-[.B734]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35]-[.B735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36]-[.B736]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37]-[.B737]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38]-[.B738]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39]-[.B739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40]-[.B740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41]-[.B741]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42]-[.B742]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43]-[.B743]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44]-[.B744]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45]-[.B745]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46]-[.B746]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47]-[.B747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48]-[.B748]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49]-[.B749]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0]-[.B750]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751]-[.B751]"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2]-[.B752]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3]-[.B753]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754]-[.B754]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5]-[.B755]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6]-[.B756]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757]-[.B757]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58]-[.B758]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59]-[.B759]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60]-[.B760]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61]-[.B761]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62]-[.B762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A763]-[.B763]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64]-[.B764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65]-[.B765]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66]-[.B766]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A767]-[.B767]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A768]-[.B768]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69]-[.B769]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70]-[.B770]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771]-[.B771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2]-[.B772]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3]-[.B773]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A774]-[.B774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5]-[.B775]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6]-[.B776]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777]-[.B777]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8]-[.B778]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79]-[.B779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780]-[.B780]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81]-[.B781]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82]-[.B782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[.A783]-[.B783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784]-[.B784]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85]-[.B78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786]-[.B786]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87]-[.B787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88]-[.B788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789]-[.B789]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790]-[.B790]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791]-[.B791]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792]-[.B792]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A793]-[.B793]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794]-[.B794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A795]-[.B795]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796]-[.B796]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797]-[.B797]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798]-[.B798]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799]-[.B799]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800]-[.B800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01]-[.B801]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02]-[.B802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03]-[.B803]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04]-[.B804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05]-[.B805]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A806]-[.B806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07]-[.B807]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08]-[.B808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09]-[.B809]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10]-[.B810]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11]-[.B811]"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12]-[.B81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13]-[.B813]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14]-[.B814]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15]-[.B815]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16]-[.B816]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17]-[.B817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18]-[.B818]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19]-[.B819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20]-[.B820]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21]-[.B821]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22]-[.B822]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23]-[.B823]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24]-[.B824]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25]-[.B825]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26]-[.B826]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27]-[.B827]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28]-[.B828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29]-[.B829]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A830]-[.B830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31]-[.B831]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32]-[.B832]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833]-[.B833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A834]-[.B834]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35]-[.B835]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36]-[.B836]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A837]-[.B837]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A838]-[.B838]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39]-[.B839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40]-[.B840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41]-[.B841]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842]-[.B842]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43]-[.B843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44]-[.B844]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45]-[.B845]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846]-[.B846]"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A847]-[.B84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48]-[.B848]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49]-[.B849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50]-[.B850]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51]-[.B851]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52]-[.B852]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853]-[.B853]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54]-[.B854]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55]-[.B855]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56]-[.B856]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57]-[.B857]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58]-[.B858]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59]-[.B85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60]-[.B860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61]-[.B861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862]-[.B86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63]-[.B863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64]-[.B864]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65]-[.B865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66]-[.B866]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A867]-[.B867]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68]-[.B868]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69]-[.B869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70]-[.B870]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871]-[.B871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72]-[.B872]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73]-[.B873]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74]-[.B874]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75]-[.B875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76]-[.B876]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77]-[.B877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78]-[.B878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79]-[.B879]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880]-[.B88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81]-[.B881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82]-[.B882]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83]-[.B883]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A884]-[.B884]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85]-[.B885]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86]-[.B886]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A887]-[.B887]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888]-[.B888]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89]-[.B889]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A890]-[.B890]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1]-[.B891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2]-[.B892]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A893]-[.B893]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4]-[.B894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5]-[.B895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6]-[.B896]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897]-[.B897]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898]-[.B898]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A899]-[.B899]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900]-[.B900]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A901]-[.B901]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02]-[.B902]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03]-[.B903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04]-[.B904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A905]-[.B905]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06]-[.B906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07]-[.B907]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08]-[.B908]"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A909]-[.B909]"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A910]-[.B910]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11]-[.B911]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12]-[.B91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13]-[.B913]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14]-[.B914]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15]-[.B915]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16]-[.B916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917]-[.B917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18]-[.B918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19]-[.B919]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920]-[.B920]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21]-[.B921]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22]-[.B922]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23]-[.B923]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24]-[.B924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25]-[.B925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26]-[.B926]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927]-[.B927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28]-[.B928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29]-[.B929]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30]-[.B930]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A931]-[.B931]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32]-[.B932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33]-[.B933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34]-[.B934]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35]-[.B935]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A936]-[.B936]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A937]-[.B937]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A938]-[.B938]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39]-[.B939]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0]-[.B940]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1]-[.B94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2]-[.B942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3]-[.B943]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4]-[.B944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A945]-[.B945]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6]-[.B946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7]-[.B947]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48]-[.B948]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A949]-[.B949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50]-[.B950]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951]-[.B951]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52]-[.B952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953]-[.B953]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A954]-[.B954]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955]-[.B955]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56]-[.B956]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57]-[.B957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58]-[.B958]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59]-[.B959]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960]-[.B960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1]-[.B961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2]-[.B962]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3]-[.B963]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A964]-[.B964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5]-[.B965]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6]-[.B966]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7]-[.B967]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8]-[.B968]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69]-[.B969]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0]-[.B970]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1]-[.B971]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72]-[.B972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73]-[.B973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4]-[.B974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A975]-[.B975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6]-[.B976]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7]-[.B977]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78]-[.B978]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79]-[.B979]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80]-[.B980]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81]-[.B981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82]-[.B982]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A983]-[.B983]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84]-[.B984]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85]-[.B985]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A986]-[.B986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987]-[.B987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88]-[.B988]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89]-[.B989]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A990]-[.B990]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1]-[.B991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A992]-[.B992]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3]-[.B993]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4]-[.B994]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5]-[.B995]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6]-[.B996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7]-[.B997]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A998]-[.B998]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999]-[.B999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A1000]-[.B1000]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A1001]-[.B1001]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-25" calcext:value-type="float">
            <text:p>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document-statistic meta:table-count="1" meta:cell-count="80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8.976cm" xlink:href=".." xlink:type="simple" chart:class="chart:bar" chart:style-name="ch1">
        <chart:title svg:x="5.579cm" svg:y="0.315cm" chart:style-name="ch2">
          <text:p>Normal vs CUDA Costs</text:p>
        </chart:title>
        <chart:subtitle svg:x="6.625cm" svg:y="1.246cm" chart:style-name="ch3">
          <text:p>with Difference</text:p>
        </chart:subtitle>
        <chart:legend chart:legend-position="end" svg:x="12.158cm" svg:y="3.658cm" style:legend-expansion="high" chart:style-name="ch4"/>
        <chart:plot-area chart:style-name="ch5" table:cell-range-address="Sheet1.A1:Sheet1.C1001" chart:data-source-has-labels="row" svg:x="1.295cm" svg:y="2.104cm" svg:width="10.544cm" svg:height="5.747cm">
          <chartooo:coordinate-region svg:x="1.937cm" svg:y="2.314cm" svg:width="9.902cm" svg:height="4.577cm"/>
          <chart:axis chart:dimension="x" chart:name="primary-x" chart:style-name="ch6">
            <chart:title svg:x="6.105cm" svg:y="8.031cm" chart:style-name="ch7">
              <text:p>Count</text:p>
            </chart:title>
          </chart:axis>
          <chart:axis chart:dimension="y" chart:name="primary-y" chart:style-name="ch8">
            <chart:title svg:x="0.451cm" svg:y="5.872cm" chart:style-name="ch9">
              <text:p>Time (in ms)</text:p>
            </chart:title>
            <chart:grid chart:style-name="ch10" chart:class="major"/>
          </chart:axis>
          <chart:series chart:style-name="ch11" chart:values-cell-range-address="Sheet1.A2:Sheet1.A1001" chart:label-cell-address="Sheet1.A1:Sheet1.A1" chart:class="chart:bar">
            <chart:data-point chart:repeated="1000"/>
          </chart:series>
          <chart:series chart:style-name="ch12" chart:values-cell-range-address="Sheet1.B2:Sheet1.B1001" chart:label-cell-address="Sheet1.B1:Sheet1.B1" chart:class="chart:bar">
            <chart:data-point chart:repeated="1000"/>
          </chart:series>
          <chart:series chart:style-name="ch13" chart:values-cell-range-address="Sheet1.C2:Sheet1.C1001" chart:label-cell-address="Sheet1.C1:Sheet1.C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Costs</text:p>
                <draw:g>
                  <svg:desc>Sheet1.A1:Sheet1.A1</svg:desc>
                </draw:g>
              </table:table-cell>
              <table:table-cell office:value-type="string">
                <text:p>CUDA Costs</text:p>
                <draw:g>
                  <svg:desc>Sheet1.B1:Sheet1.B1</svg:desc>
                </draw:g>
              </table:table-cell>
              <table:table-cell office:value-type="string">
                <text:p>CUDA Cost 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Sheet1.A2:Sheet1.A1001</svg:desc>
                </draw:g>
              </table:table-cell>
              <table:table-cell office:value-type="float" office:value="10">
                <text:p>10</text:p>
                <draw:g>
                  <svg:desc>Sheet1.B2:Sheet1.B1001</svg:desc>
                </draw:g>
              </table:table-cell>
              <table:table-cell office:value-type="float" office:value="62">
                <text:p>62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